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375in" fo:margin-left="0in" fo:margin-top="0in" fo:margin-bottom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2.385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2" style:family="table">
      <style:table-properties style:width="3.4063in" fo:margin-left="0in" fo:margin-top="0in" fo:margin-bottom="0in" table:align="left"/>
    </style:style>
    <style:style style:name="Table2.A" style:family="table-column">
      <style:table-column-properties style:column-width="3.4063in"/>
    </style:style>
    <style:style style:name="Table2.1" style:family="table-row">
      <style:table-row-properties style:min-row-height="0.1563in" fo:keep-together="auto"/>
    </style:style>
    <style:style style:name="Table2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3" style:family="table">
      <style:table-properties style:width="1.1146in" fo:margin-left="0in" fo:margin-top="0in" fo:margin-bottom="0in" table:align="left"/>
    </style:style>
    <style:style style:name="Table3.A" style:family="table-column">
      <style:table-column-properties style:column-width="1.1146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4" style:family="table">
      <style:table-properties style:width="3.3646in" fo:margin-left="0in" fo:margin-top="0in" fo:margin-bottom="0in" table:align="left"/>
    </style:style>
    <style:style style:name="Table4.A" style:family="table-column">
      <style:table-column-properties style:column-width="3.3646in"/>
    </style:style>
    <style:style style:name="Table4.1" style:family="table-row">
      <style:table-row-properties style:min-row-height="0.1563in" fo:keep-together="auto"/>
    </style:style>
    <style:style style:name="Table4.A1" style:family="table-cell">
      <style:table-cell-properties style:vertical-align="" fo:padding="0in" fo:border="none"/>
    </style:style>
    <style:style style:name="Table5" style:family="table">
      <style:table-properties style:width="3.1979in" fo:margin-left="0in" fo:margin-top="0in" fo:margin-bottom="0in" table:align="left"/>
    </style:style>
    <style:style style:name="Table5.A" style:family="table-column">
      <style:table-column-properties style:column-width="1.3333in"/>
    </style:style>
    <style:style style:name="Table5.B" style:family="table-column">
      <style:table-column-properties style:column-width="1.8639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5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6" style:family="table">
      <style:table-properties style:width="3.5104in" fo:margin-left="0in" fo:margin-top="0in" fo:margin-bottom="0in" table:align="left"/>
    </style:style>
    <style:style style:name="Table6.A" style:family="table-column">
      <style:table-column-properties style:column-width="3.5104in"/>
    </style:style>
    <style:style style:name="Table6.1" style:family="table-row">
      <style:table-row-properties style:min-row-height="0.1563in" fo:keep-together="auto"/>
    </style:style>
    <style:style style:name="Table6.A1" style:family="table-cell">
      <style:table-cell-properties style:vertical-align="" fo:padding="0in" fo:border="none"/>
    </style:style>
    <style:style style:name="Table7" style:family="table">
      <style:table-properties style:width="2.7708in" fo:margin-left="0in" fo:margin-top="0in" fo:margin-bottom="0in" table:align="left"/>
    </style:style>
    <style:style style:name="Table7.A" style:family="table-column">
      <style:table-column-properties style:column-width="1.166in"/>
    </style:style>
    <style:style style:name="Table7.B" style:family="table-column">
      <style:table-column-properties style:column-width="1.6042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7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8" style:family="table">
      <style:table-properties style:width="3.0521in" fo:margin-left="0in" fo:margin-top="0in" fo:margin-bottom="0in" table:align="left"/>
    </style:style>
    <style:style style:name="Table8.A" style:family="table-column">
      <style:table-column-properties style:column-width="3.0521in"/>
    </style:style>
    <style:style style:name="Table8.1" style:family="table-row">
      <style:table-row-properties style:min-row-height="0.1563in" fo:keep-together="auto"/>
    </style:style>
    <style:style style:name="Table8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9" style:family="table">
      <style:table-properties style:width="2.6875in" fo:margin-left="0in" fo:margin-top="0in" fo:margin-bottom="0in" table:align="left"/>
    </style:style>
    <style:style style:name="Table9.A" style:family="table-column">
      <style:table-column-properties style:column-width="1.5514in"/>
    </style:style>
    <style:style style:name="Table9.B" style:family="table-column">
      <style:table-column-properties style:column-width="1.1354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9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0" style:family="table">
      <style:table-properties style:width="2.9271in" fo:margin-left="0in" fo:margin-top="0in" fo:margin-bottom="0in" table:align="left"/>
    </style:style>
    <style:style style:name="Table10.A" style:family="table-column">
      <style:table-column-properties style:column-width="2.9271in"/>
    </style:style>
    <style:style style:name="Table10.1" style:family="table-row">
      <style:table-row-properties style:min-row-height="0.1563in" fo:keep-together="auto"/>
    </style:style>
    <style:style style:name="Table10.A1" style:family="table-cell">
      <style:table-cell-properties style:vertical-align="" fo:padding="0in" fo:border="none"/>
    </style:style>
    <style:style style:name="Table11" style:family="table">
      <style:table-properties style:width="3.7396in" fo:margin-left="0in" fo:margin-top="0in" fo:margin-bottom="0in" table:align="left"/>
    </style:style>
    <style:style style:name="Table11.A" style:family="table-column">
      <style:table-column-properties style:column-width="1.6972in"/>
    </style:style>
    <style:style style:name="Table11.B" style:family="table-column">
      <style:table-column-properties style:column-width="2.0417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2" style:family="table">
      <style:table-properties style:width="4.2604in" fo:margin-left="0in" fo:margin-top="0in" fo:margin-bottom="0in" table:align="left"/>
    </style:style>
    <style:style style:name="Table12.A" style:family="table-column">
      <style:table-column-properties style:column-width="4.1035in"/>
    </style:style>
    <style:style style:name="Table12.B" style:family="table-column">
      <style:table-column-properties style:column-width="0.1563in"/>
    </style:style>
    <style:style style:name="Table12.1" style:family="table-row">
      <style:table-row-properties style:min-row-height="0.1875in" fo:keep-together="auto"/>
    </style:style>
    <style:style style:name="Table12.A1" style:family="table-cell">
      <style:table-cell-properties style:vertical-align="" fo:padding="0in" fo:border="none"/>
    </style:style>
    <style:style style:name="Table13" style:family="table">
      <style:table-properties style:width="4.5521in" fo:margin-left="0in" fo:margin-top="0in" fo:margin-bottom="0in" table:align="left"/>
    </style:style>
    <style:style style:name="Table13.A" style:family="table-column">
      <style:table-column-properties style:column-width="1.1979in"/>
    </style:style>
    <style:style style:name="Table13.B" style:family="table-column">
      <style:table-column-properties style:column-width="0.6451in"/>
    </style:style>
    <style:style style:name="Table13.C" style:family="table-column">
      <style:table-column-properties style:column-width="1.1049in"/>
    </style:style>
    <style:style style:name="Table13.D" style:family="table-column">
      <style:table-column-properties style:column-width="1.0618in"/>
    </style:style>
    <style:style style:name="Table13.E" style:family="table-column">
      <style:table-column-properties style:column-width="0.5424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4" style:family="table">
      <style:table-properties style:width="3.2292in" fo:margin-left="0in" fo:margin-top="0in" fo:margin-bottom="0in" table:align="left"/>
    </style:style>
    <style:style style:name="Table14.A" style:family="table-column">
      <style:table-column-properties style:column-width="3.2292in"/>
    </style:style>
    <style:style style:name="Table14.1" style:family="table-row">
      <style:table-row-properties style:min-row-height="0.1563in" fo:keep-together="auto"/>
    </style:style>
    <style:style style:name="Table14.A1" style:family="table-cell">
      <style:table-cell-properties style:vertical-align="" fo:padding="0in" fo:border="none"/>
    </style:style>
    <style:style style:name="Table15" style:family="table">
      <style:table-properties style:width="3.5208in" fo:margin-left="0in" fo:margin-top="0in" fo:margin-bottom="0in" table:align="left"/>
    </style:style>
    <style:style style:name="Table15.A" style:family="table-column">
      <style:table-column-properties style:column-width="0.9785in"/>
    </style:style>
    <style:style style:name="Table15.B" style:family="table-column">
      <style:table-column-properties style:column-width="1.1153in"/>
    </style:style>
    <style:style style:name="Table15.C" style:family="table-column">
      <style:table-column-properties style:column-width="1.4271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5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6" style:family="table">
      <style:table-properties style:width="2.9479in" fo:margin-left="0in" fo:margin-top="0in" fo:margin-bottom="0in" table:align="left"/>
    </style:style>
    <style:style style:name="Table16.A" style:family="table-column">
      <style:table-column-properties style:column-width="2.9479in"/>
    </style:style>
    <style:style style:name="Table16.1" style:family="table-row">
      <style:table-row-properties style:min-row-height="0.1563in" fo:keep-together="auto"/>
    </style:style>
    <style:style style:name="Table16.A1" style:family="table-cell">
      <style:table-cell-properties style:vertical-align="" fo:padding="0in" fo:border="none"/>
    </style:style>
    <style:style style:name="Table17" style:family="table">
      <style:table-properties style:width="2.8125in" fo:margin-left="0in" fo:margin-top="0in" fo:margin-bottom="0in" table:align="left"/>
    </style:style>
    <style:style style:name="Table17.A" style:family="table-column">
      <style:table-column-properties style:column-width="0.9785in"/>
    </style:style>
    <style:style style:name="Table17.B" style:family="table-column">
      <style:table-column-properties style:column-width="1.1146in"/>
    </style:style>
    <style:style style:name="Table17.C" style:family="table-column">
      <style:table-column-properties style:column-width="0.7194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7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18" style:family="table">
      <style:table-properties style:width="2.8438in" fo:margin-left="0in" fo:margin-top="0in" fo:margin-bottom="0in" table:align="left"/>
    </style:style>
    <style:style style:name="Table18.A" style:family="table-column">
      <style:table-column-properties style:column-width="2.8438in"/>
    </style:style>
    <style:style style:name="Table18.1" style:family="table-row">
      <style:table-row-properties style:min-row-height="0.1563in" fo:keep-together="auto"/>
    </style:style>
    <style:style style:name="Table18.A1" style:family="table-cell">
      <style:table-cell-properties style:vertical-align="" fo:padding="0in" fo:border="none"/>
    </style:style>
    <style:style style:name="Table19" style:family="table">
      <style:table-properties style:width="2.0625in" fo:margin-left="0in" fo:margin-top="0in" fo:margin-bottom="0in" table:align="left"/>
    </style:style>
    <style:style style:name="Table19.A" style:family="table-column">
      <style:table-column-properties style:column-width="2.062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9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20" style:family="table">
      <style:table-properties style:width="3.0417in" fo:margin-left="0in" fo:margin-top="0in" fo:margin-bottom="0in" table:align="left"/>
    </style:style>
    <style:style style:name="Table20.A" style:family="table-column">
      <style:table-column-properties style:column-width="3.0417in"/>
    </style:style>
    <style:style style:name="Table20.1" style:family="table-row">
      <style:table-row-properties style:min-row-height="0.1563in" fo:keep-together="auto"/>
    </style:style>
    <style:style style:name="Table20.A1" style:family="table-cell">
      <style:table-cell-properties style:vertical-align="" fo:padding="0in" fo:border="none"/>
    </style:style>
    <style:style style:name="Table21" style:family="table">
      <style:table-properties style:width="2.0521in" fo:margin-left="0in" fo:margin-top="0in" fo:margin-bottom="0in" table:align="left"/>
    </style:style>
    <style:style style:name="Table21.A" style:family="table-column">
      <style:table-column-properties style:column-width="2.0521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2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22" style:family="table">
      <style:table-properties style:width="2.9063in" fo:margin-left="0in" fo:margin-top="0in" fo:margin-bottom="0in" table:align="left"/>
    </style:style>
    <style:style style:name="Table22.A" style:family="table-column">
      <style:table-column-properties style:column-width="2.9063in"/>
    </style:style>
    <style:style style:name="Table22.1" style:family="table-row">
      <style:table-row-properties style:min-row-height="0.1563in" fo:keep-together="auto"/>
    </style:style>
    <style:style style:name="Table22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23" style:family="table">
      <style:table-properties style:width="2.9688in" fo:margin-left="0in" fo:margin-top="0in" fo:margin-bottom="0in" table:align="left"/>
    </style:style>
    <style:style style:name="Table23.A" style:family="table-column">
      <style:table-column-properties style:column-width="0.9896in"/>
    </style:style>
    <style:style style:name="Table23.B" style:family="table-column">
      <style:table-column-properties style:column-width="1.0417in"/>
    </style:style>
    <style:style style:name="Table23.C" style:family="table-column">
      <style:table-column-properties style:column-width="0.937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2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24" style:family="table">
      <style:table-properties style:width="3.3438in" fo:margin-left="0in" fo:margin-top="0in" fo:margin-bottom="0in" table:align="left"/>
    </style:style>
    <style:style style:name="Table24.A" style:family="table-column">
      <style:table-column-properties style:column-width="3.3438in"/>
    </style:style>
    <style:style style:name="Table24.1" style:family="table-row">
      <style:table-row-properties style:min-row-height="0.1563in" fo:keep-together="auto"/>
    </style:style>
    <style:style style:name="Table24.A1" style:family="table-cell">
      <style:table-cell-properties style:vertical-align="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left="0.248in" fo:margin-right="0in" fo:text-indent="0.248in" style:auto-text-indent="false"/>
    </style:style>
    <style:style style:name="P2" style:family="paragraph" style:parent-style-name="Standard" style:master-page-name="Standard">
      <style:paragraph-properties fo:margin-left="0.248in" fo:margin-right="0in" fo:text-indent="0.248in" style:auto-text-indent="false" style:page-number="1"/>
    </style:style>
    <style:style style:name="P3" style:family="paragraph" style:parent-style-name="Standard" style:list-style-name="WWNum1">
      <style:paragraph-properties fo:margin-left="-0.25in" fo:margin-right="0in" fo:margin-top="0in" fo:margin-bottom="0.139in" loext:contextual-spacing="false" fo:line-height="115%" fo:text-indent="-0.2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fo:font-weight="bold" style:font-weight-asian="bold"/>
    </style:style>
    <style:style style:name="P11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2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color="#3f863f" fo:font-size="8.5pt" fo:font-weight="bold" style:font-size-asian="8.5pt" style:font-weight-asian="bold" style:font-size-complex="8.5pt"/>
    </style:style>
    <style:style style:name="T3" style:family="text">
      <style:text-properties fo:color="#3f863f" style:font-name="Arial" fo:font-size="8.5pt" fo:font-weight="bold" style:font-name-asian="Arial1" style:font-size-asian="8.5pt" style:font-weight-asian="bold" style:font-name-complex="Arial1" style:font-size-complex="8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ize="8pt" style:font-name-asian="Arial1" style:font-size-asian="8pt" style:font-name-complex="Arial1" style:font-size-complex="8pt"/>
    </style:style>
    <style:style style:name="T7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Упражнения SQL-HR-4</text:span></text:p>
      <text:p text:style-name="P1"/>
      <text:list xml:id="list3924696861" text:style-name="WWNum1">
        <text:list-item>
          <text:p text:style-name="P3">Определить разницу в месяцах между трудоустройствами однофамильцев. Поскольку однофамильцев может быть более двух, то выводить самый большой промежуток из возможных для всех сочетаний однофамильцев. <text:line-break/>Поля: Фамилия, Количество месяцев; Сортировка: Количество месяцев</text:p>
        </text:list-item>
      </text:list>
      <text:p text:style-name="P4"><text:span text:style-name="T1">WITH namesakes AS (</text:span></text:p>
      <text:p text:style-name="P4"><text:span text:style-name="T1"><text:s text:c="4"/>SELECT e1.employee_id, e1.last_name, e1.hire_date AS hire_date</text:span></text:p>
      <text:p text:style-name="P4"><text:span text:style-name="T1"><text:s text:c="4"/>FROM employees e1 </text:span></text:p>
      <text:p text:style-name="P4"><text:span text:style-name="T1"><text:s text:c="4"/>INNER JOIN employees e2 </text:span></text:p>
      <text:p text:style-name="P4"><text:span text:style-name="T1"><text:s text:c="4"/>ON e1.last_name = e2.last_name and e1.employee_id != e2.employee_id</text:span></text:p>
      <text:p text:style-name="P4"><text:span text:style-name="T1">),</text:span></text:p>
      <text:p text:style-name="P4"><text:span text:style-name="T1">max_hire_dates AS (</text:span></text:p>
      <text:p text:style-name="P4"><text:span text:style-name="T1"><text:s text:c="4"/>SELECT last_name, MAX(hire_date) AS max_hire_date</text:span></text:p>
      <text:p text:style-name="P4"><text:span text:style-name="T1"><text:s text:c="4"/>FROM namesakes</text:span></text:p>
      <text:p text:style-name="P4"><text:span text:style-name="T1"><text:s text:c="4"/>GROUP BY last_name</text:span></text:p>
      <text:p text:style-name="P4"><text:span text:style-name="T1">),</text:span></text:p>
      <text:p text:style-name="P4"><text:span text:style-name="T1">min_hire_dates AS (</text:span></text:p>
      <text:p text:style-name="P4"><text:span text:style-name="T1"><text:s text:c="4"/>SELECT last_name, MIN(hire_date) AS min_hire_date</text:span></text:p>
      <text:p text:style-name="P4"><text:span text:style-name="T1"><text:s text:c="4"/>FROM namesakes</text:span></text:p>
      <text:p text:style-name="P4"><text:span text:style-name="T1"><text:s text:c="4"/>GROUP BY last_name</text:span></text:p>
      <text:p text:style-name="P4"><text:span text:style-name="T1">)</text:span></text:p>
      <text:p text:style-name="P4"><text:span text:style-name="T1">SELECT max_hire_dates.last_name, MONTHS_BETWEEN(max_hire_date, min_hire_date) AS months_diff </text:span></text:p>
      <text:p text:style-name="P4"><text:soft-page-break/><text:span text:style-name="T1">FROM max_hire_dates </text:span></text:p>
      <text:p text:style-name="P4"><text:span text:style-name="T1">INNER JOIN min_hire_dates </text:span></text:p>
      <text:p text:style-name="P4"><text:span text:style-name="T1">ON max_hire_dates.last_name = min_hire_dates.last_name</text:span></text:p>
      <text:p text:style-name="P4"><text:span text:style-name="T1">ORDER BY months_diff DESC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2">LAST_NAME</text:span></text:p>
          </table:table-cell>
          <table:table-cell table:style-name="Table1.A1" office:value-type="string">
            <text:p text:style-name="P5"><text:span text:style-name="T2">MONTHS_DIFF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4">Smith</text:span></text:p>
          </table:table-cell>
          <table:table-cell table:style-name="Table1.A2" office:value-type="string">
            <text:p text:style-name="P4"><text:span text:style-name="T4">120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4">King</text:span></text:p>
          </table:table-cell>
          <table:table-cell table:style-name="Table1.A2" office:value-type="string">
            <text:p text:style-name="P4"><text:span text:style-name="T4">103,419354838709677419354838709677419355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4">Cambrault</text:span></text:p>
          </table:table-cell>
          <table:table-cell table:style-name="Table1.A2" office:value-type="string">
            <text:p text:style-name="P4"><text:span text:style-name="T4">10,1935483870967741935483870967741935484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4">Grant</text:span></text:p>
          </table:table-cell>
          <table:table-cell table:style-name="Table1.A2" office:value-type="string">
            <text:p text:style-name="P4"><text:span text:style-name="T4">7,64516129032258064516129032258064516129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4">Taylor</text:span></text:p>
          </table:table-cell>
          <table:table-cell table:style-name="Table1.A2" office:value-type="string">
            <text:p text:style-name="P4"><text:span text:style-name="T4">2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5">5 rows returned in 0,02 seconds</text:span></text:p>
          </table:table-cell>
        </table:table-row>
      </table:table>
      <text:p text:style-name="P8"/>
      <text:list xml:id="list220931795071367" text:continue-numbering="true" text:style-name="WWNum1">
        <text:list-item>
          <text:p text:style-name="P3">Отобразить список всех работников, которые работают в двух странах, лидирующих по уровню общего заработка сотрудников  <text:line-break/>Поля: ИД работника; Сортировка: ИД работника</text:p>
        </text:list-item>
      </text:list>
      <text:p text:style-name="P4"><text:span text:style-name="T1">WITH two_countries AS (</text:span></text:p>
      <text:p text:style-name="P4"><text:span text:style-name="T1"><text:s text:c="4"/>SELECT country_name </text:span></text:p>
      <text:p text:style-name="P4"><text:span text:style-name="T1"><text:s text:c="4"/>FROM (</text:span></text:p>
      <text:p text:style-name="P4"><text:span text:style-name="T1"><text:s text:c="8"/>SELECT country_name, SUM(salary) AS sum </text:span></text:p>
      <text:p text:style-name="P4"><text:span text:style-name="T1"><text:s text:c="8"/>FROM emp_details_view </text:span></text:p>
      <text:p text:style-name="P4"><text:span text:style-name="T1"><text:s text:c="8"/>GROUP BY country_name </text:span></text:p>
      <text:p text:style-name="P4"><text:soft-page-break/><text:span text:style-name="T1"><text:s text:c="8"/>ORDER BY sum DESC</text:span></text:p>
      <text:p text:style-name="P4"><text:span text:style-name="T1"><text:s text:c="4"/>) </text:span></text:p>
      <text:p text:style-name="P4"><text:span text:style-name="T1"><text:s text:c="4"/>WHERE rownum &lt;= 2</text:span></text:p>
      <text:p text:style-name="P4"><text:span text:style-name="T1">)</text:span></text:p>
      <text:p text:style-name="P4"><text:span text:style-name="T1">SELECT employee_id </text:span></text:p>
      <text:p text:style-name="P4"><text:span text:style-name="T1">FROM emp_details_view</text:span></text:p>
      <text:p text:style-name="P4"><text:span text:style-name="T1">WHERE country_name IN (</text:span></text:p>
      <text:p text:style-name="P4"><text:span text:style-name="T1"><text:s text:c="4"/>SELECT * FROM two_countries</text:span></text:p>
      <text:p text:style-name="P4"><text:span text:style-name="T1">)</text:span></text:p>
      <text:p text:style-name="P4"><text:span text:style-name="T1">ORDER BY employee_id</text:span>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3">EMPLOYEE_ID</text:span></text:p>
          </table:table-cell>
        </table:table-row>
        <table:table-row table:style-name="Table3.1">
          <table:table-cell table:style-name="Table3.A2" office:value-type="string">
            <text:p text:style-name="P4"><text:span text:style-name="T6">7</text:span></text:p>
          </table:table-cell>
        </table:table-row>
        <table:table-row table:style-name="Table3.1">
          <table:table-cell table:style-name="Table3.A2" office:value-type="string">
            <text:p text:style-name="P4"><text:span text:style-name="T6">100</text:span></text:p>
          </table:table-cell>
        </table:table-row>
        <table:table-row table:style-name="Table3.1">
          <table:table-cell table:style-name="Table3.A2" office:value-type="string">
            <text:p text:style-name="P4"><text:span text:style-name="T6">101</text:span></text:p>
          </table:table-cell>
        </table:table-row>
        <table:table-row table:style-name="Table3.1">
          <table:table-cell table:style-name="Table3.A2" office:value-type="string">
            <text:p text:style-name="P4"><text:span text:style-name="T6">…</text:span></text:p>
          </table:table-cell>
        </table:table-row>
        <table:table-row table:style-name="Table3.1">
          <table:table-cell table:style-name="Table3.A2" office:value-type="string">
            <text:p text:style-name="P4"><text:span text:style-name="T6">206</text:span></text:p>
          </table:table-cell>
        </table:table-row>
        <table:table-row table:style-name="Table3.1">
          <table:table-cell table:style-name="Table3.A2" office:value-type="string">
            <text:p text:style-name="P4"><text:span text:style-name="T6">207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5">105 rows returned in 0,06 seconds</text:span></text:p>
          </table:table-cell>
        </table:table-row>
      </table:table>
      <text:list xml:id="list220932710569912" text:continue-numbering="true" text:style-name="WWNum1">
        <text:list-item>
          <text:p text:style-name="P3">Подсчитать количество человек, получающих минимальную допустимую зарплату по их должности. Если для какой-то должности нет таких работников, то в результат должно уйти 0 (ноль, но не NULL !).  <text:line-break/>Поля: ID должности, Количество человек; Сортировка: ID должности</text:p>
        </text:list-item>
      </text:list>
      <text:p text:style-name="P4"><text:soft-page-break/><text:span text:style-name="T1">WITH min_salary_counts AS (</text:span></text:p>
      <text:p text:style-name="P4"><text:span text:style-name="T1"><text:s text:c="4"/>SELECT jobs.job_id, COUNT(*) AS count </text:span></text:p>
      <text:p text:style-name="P4"><text:span text:style-name="T1"><text:s text:c="4"/>FROM jobs INNER JOIN employees ON jobs.job_id = employees.job_id </text:span></text:p>
      <text:p text:style-name="P4"><text:span text:style-name="T1"><text:s text:c="4"/>WHERE min_salary = salary </text:span></text:p>
      <text:p text:style-name="P4"><text:span text:style-name="T1"><text:s text:c="4"/>GROUP BY jobs.job_id</text:span></text:p>
      <text:p text:style-name="P4"><text:span text:style-name="T1">),</text:span></text:p>
      <text:p text:style-name="P4"><text:span text:style-name="T1">all_jobs_counts AS (</text:span></text:p>
      <text:p text:style-name="P4"><text:span text:style-name="T1"><text:s text:c="4"/>SELECT jobs.job_id, count </text:span></text:p>
      <text:p text:style-name="P4"><text:span text:style-name="T1"><text:s text:c="4"/>FROM jobs LEFT JOIN min_salary_counts</text:span></text:p>
      <text:p text:style-name="P4"><text:span text:style-name="T1"><text:s text:c="4"/>ON jobs.job_id = min_salary_counts.job_id</text:span></text:p>
      <text:p text:style-name="P4"><text:span text:style-name="T1">)</text:span></text:p>
      <text:p text:style-name="P4"><text:span text:style-name="T1">SELECT job_id, COALESCE(count, 0) </text:span></text:p>
      <text:p text:style-name="P4"><text:span text:style-name="T1">FROM all_jobs_counts</text:span></text:p>
      <text:p text:style-name="P4"><text:span text:style-name="T1">ORDER BY job_id</text:span></text:p>
      <text:p text:style-name="P4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5"><text:span text:style-name="T3">JOB_ID</text:span></text:p>
          </table:table-cell>
          <table:table-cell table:style-name="Table5.A1" office:value-type="string">
            <text:p text:style-name="P5"><text:span text:style-name="T3">COALESCE(COUNT,0)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AC_ACCOUNT</text:span></text:p>
          </table:table-cell>
          <table:table-cell table:style-name="Table5.A2" office:value-type="string">
            <text:p text:style-name="P4"><text:span text:style-name="T6">0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AC_MGR</text:span></text:p>
          </table:table-cell>
          <table:table-cell table:style-name="Table5.A2" office:value-type="string">
            <text:p text:style-name="P4"><text:span text:style-name="T6">0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…</text:span></text:p>
          </table:table-cell>
          <table:table-cell table:style-name="Table5.A2" office:value-type="string">
            <text:p text:style-name="P4"><text:span text:style-name="T6">…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PU_CLERK</text:span></text:p>
          </table:table-cell>
          <table:table-cell table:style-name="Table5.A2" office:value-type="string">
            <text:p text:style-name="P4"><text:span text:style-name="T6">1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PU_MAN</text:span></text:p>
          </table:table-cell>
          <table:table-cell table:style-name="Table5.A2" office:value-type="string">
            <text:p text:style-name="P4"><text:span text:style-name="T6">0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SAl_MAN</text:span></text:p>
          </table:table-cell>
          <table:table-cell table:style-name="Table5.A2" office:value-type="string">
            <text:p text:style-name="P4"><text:span text:style-name="T6">0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SA_MAN</text:span></text:p>
          </table:table-cell>
          <table:table-cell table:style-name="Table5.A2" office:value-type="string">
            <text:p text:style-name="P4"><text:span text:style-name="T6">0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SA_REP</text:span></text:p>
          </table:table-cell>
          <table:table-cell table:style-name="Table5.A2" office:value-type="string">
            <text:p text:style-name="P4"><text:span text:style-name="T6">0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SH_CLERK</text:span></text:p>
          </table:table-cell>
          <table:table-cell table:style-name="Table5.A2" office:value-type="string">
            <text:p text:style-name="P4"><text:span text:style-name="T6">2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ST_CLERK</text:span></text:p>
          </table:table-cell>
          <table:table-cell table:style-name="Table5.A2" office:value-type="string">
            <text:p text:style-name="P4"><text:span text:style-name="T6">0</text:span></text:p>
          </table:table-cell>
        </table:table-row>
        <table:table-row table:style-name="Table5.1">
          <table:table-cell table:style-name="Table5.A2" office:value-type="string">
            <text:p text:style-name="P4"><text:span text:style-name="T6">ST_MAN</text:span></text:p>
          </table:table-cell>
          <table:table-cell table:style-name="Table5.A2" office:value-type="string">
            <text:p text:style-name="P4"><text:span text:style-name="T6">0</text:span></text:p>
          </table:table-cell>
        </table:table-row>
      </table:table>
      <text:p text:style-name="P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5">20 rows returned in 0,01 seconds</text:span></text:p>
          </table:table-cell>
        </table:table-row>
      </table:table>
      <text:p text:style-name="P4"/>
      <text:list xml:id="list220932659262343" text:continue-numbering="true" text:style-name="WWNum1">
        <text:list-item>
          <text:p text:style-name="P3">Посчитать среднюю зарплату работников, работающих на должности с наибольшим разбросом между минимальным и максимальным порогом зарплаты (min_salary, max_salary). Если таких должностей несколько, то посчитать среднюю зарплату для каждой из них. <text:s/><text:line-break/>Поля: ID должности, средняя зарплата работников по данной должности; Сортировка: ID должности, средняя зарплата</text:p>
        </text:list-item>
      </text:list>
      <text:p text:style-name="P4"><text:span text:style-name="T1">WITH salary_diffs AS (</text:span></text:p>
      <text:p text:style-name="P4"><text:span text:style-name="T1"><text:s text:c="4"/>SELECT job_id, max_salary - min_salary AS diff </text:span></text:p>
      <text:p text:style-name="P4"><text:span text:style-name="T1"><text:s text:c="4"/>FROM jobs </text:span></text:p>
      <text:p text:style-name="P4"><text:span text:style-name="T1"><text:s text:c="4"/>ORDER BY diff DESC</text:span></text:p>
      <text:p text:style-name="P4"><text:span text:style-name="T1">),</text:span></text:p>
      <text:p text:style-name="P4"><text:span text:style-name="T1">max_diff AS (</text:span></text:p>
      <text:p text:style-name="P4"><text:span text:style-name="T1"><text:s text:c="4"/>SELECT diff</text:span></text:p>
      <text:p text:style-name="P4"><text:span text:style-name="T1"><text:s text:c="4"/>FROM salary_diffs </text:span></text:p>
      <text:p text:style-name="P4"><text:span text:style-name="T1"><text:s text:c="4"/>WHERE rownum &lt;= 1</text:span></text:p>
      <text:p text:style-name="P4"><text:span text:style-name="T1">),</text:span></text:p>
      <text:p text:style-name="P4"><text:span text:style-name="T1">max_diff_jobs AS (</text:span></text:p>
      <text:p text:style-name="P4"><text:span text:style-name="T1"><text:s text:c="4"/>SELECT job_id </text:span></text:p>
      <text:p text:style-name="P4"><text:span text:style-name="T1"><text:s text:c="4"/>FROM salary_diffs</text:span></text:p>
      <text:p text:style-name="P4"><text:span text:style-name="T1"><text:s text:c="4"/>WHERE diff IN (</text:span></text:p>
      <text:p text:style-name="P4"><text:span text:style-name="T1"><text:s text:c="8"/>SELECT * FROM max_diff</text:span></text:p>
      <text:p text:style-name="P4"><text:span text:style-name="T1"><text:s text:c="4"/>)</text:span></text:p>
      <text:p text:style-name="P4"><text:soft-page-break/><text:span text:style-name="T1">)</text:span></text:p>
      <text:p text:style-name="P4"><text:span text:style-name="T1">SELECT job_id, AVG(salary) AS avg_salary</text:span></text:p>
      <text:p text:style-name="P4"><text:span text:style-name="T1">FROM employees</text:span></text:p>
      <text:p text:style-name="P4"><text:span text:style-name="T1">WHERE job_id IN (</text:span></text:p>
      <text:p text:style-name="P4"><text:span text:style-name="T1"><text:s text:c="4"/>SELECT * FROM max_diff_jobs</text:span></text:p>
      <text:p text:style-name="P4"><text:span text:style-name="T1">)</text:span></text:p>
      <text:p text:style-name="P4"><text:span text:style-name="T1">GROUP BY job_id</text:span></text:p>
      <text:p text:style-name="P4"><text:span text:style-name="T1">ORDER BY job_id, avg_salary</text:span>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<text:span text:style-name="T2">JOB_ID</text:span></text:p>
          </table:table-cell>
          <table:table-cell table:style-name="Table7.A1" office:value-type="string">
            <text:p text:style-name="P5"><text:span text:style-name="T2">AVG_SALARY</text:span></text:p>
          </table:table-cell>
        </table:table-row>
        <table:table-row table:style-name="Table7.1">
          <table:table-cell table:style-name="Table7.A2" office:value-type="string">
            <text:p text:style-name="P4"><text:span text:style-name="T4">AD_PRES</text:span></text:p>
          </table:table-cell>
          <table:table-cell table:style-name="Table7.A2" office:value-type="string">
            <text:p text:style-name="P4"><text:span text:style-name="T4">19000</text:span>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span text:style-name="T5">1 rows returned in 0,01 seconds</text:span></text:p>
          </table:table-cell>
        </table:table-row>
      </table:table>
      <text:p text:style-name="P4"/>
      <text:list xml:id="list220932588624204" text:continue-numbering="true" text:style-name="WWNum1">
        <text:list-item>
          <text:p text:style-name="P3">Посчитать среднюю зарплату работников, работающих на должности с наименьшим разбросом между минимальным и максимальным порогом зарплаты (min_salary, max_salary). Если таких должностей несколько, то посчитать среднюю зарплату для каждой из них.<text:line-break/>Поля: ID должности, средняя зарплата работников по данной должности; Сортировка: ID должности, средняя зарплата</text:p>
        </text:list-item>
      </text:list>
      <text:p text:style-name="P4"><text:span text:style-name="T1">WITH salary_diffs AS (</text:span></text:p>
      <text:p text:style-name="P4"><text:span text:style-name="T1"><text:s text:c="4"/>SELECT job_id, max_salary - min_salary AS diff </text:span></text:p>
      <text:p text:style-name="P4"><text:span text:style-name="T1"><text:s text:c="4"/>FROM jobs </text:span></text:p>
      <text:p text:style-name="P4"><text:span text:style-name="T1"><text:s text:c="4"/>ORDER BY diff</text:span></text:p>
      <text:p text:style-name="P4"><text:span text:style-name="T1">),</text:span></text:p>
      <text:p text:style-name="P4"><text:span text:style-name="T1">min_diff AS (</text:span></text:p>
      <text:p text:style-name="P4"><text:soft-page-break/><text:span text:style-name="T1"><text:s text:c="4"/>SELECT diff</text:span></text:p>
      <text:p text:style-name="P4"><text:span text:style-name="T1"><text:s text:c="4"/>FROM salary_diffs </text:span></text:p>
      <text:p text:style-name="P4"><text:span text:style-name="T1"><text:s text:c="4"/>WHERE rownum &lt;= 1</text:span></text:p>
      <text:p text:style-name="P4"><text:span text:style-name="T1">),</text:span></text:p>
      <text:p text:style-name="P4"><text:span text:style-name="T1">min_diff_jobs AS (</text:span></text:p>
      <text:p text:style-name="P4"><text:span text:style-name="T1"><text:s text:c="4"/>SELECT job_id </text:span></text:p>
      <text:p text:style-name="P4"><text:span text:style-name="T1"><text:s text:c="4"/>FROM salary_diffs</text:span></text:p>
      <text:p text:style-name="P4"><text:span text:style-name="T1"><text:s text:c="4"/>WHERE diff IN (</text:span></text:p>
      <text:p text:style-name="P4"><text:span text:style-name="T1"><text:s text:c="8"/>SELECT * FROM min_diff</text:span></text:p>
      <text:p text:style-name="P4"><text:span text:style-name="T1"><text:s text:c="4"/>)</text:span></text:p>
      <text:p text:style-name="P4"><text:span text:style-name="T1">)</text:span></text:p>
      <text:p text:style-name="P4"><text:span text:style-name="T1">SELECT job_id, AVG(salary) AS avg_salary</text:span></text:p>
      <text:p text:style-name="P4"><text:span text:style-name="T1">FROM employees</text:span></text:p>
      <text:p text:style-name="P4"><text:span text:style-name="T1">WHERE job_id IN (</text:span></text:p>
      <text:p text:style-name="P4"><text:span text:style-name="T1"><text:s text:c="4"/>SELECT * FROM min_diff_jobs</text:span></text:p>
      <text:p text:style-name="P4"><text:span text:style-name="T1">)</text:span></text:p>
      <text:p text:style-name="P4"><text:span text:style-name="T1">GROUP BY job_id</text:span></text:p>
      <text:p text:style-name="P4"><text:span text:style-name="T1">ORDER BY job_id, avg_salary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<text:span text:style-name="T3">JOB_ID</text:span></text:p>
          </table:table-cell>
          <table:table-cell table:style-name="Table9.A1" office:value-type="string">
            <text:p text:style-name="P5"><text:span text:style-name="T3">AVG_SALARY</text:span></text:p>
          </table:table-cell>
        </table:table-row>
        <table:table-row table:style-name="Table9.1">
          <table:table-cell table:style-name="Table9.A2" office:value-type="string">
            <text:p text:style-name="P4"><text:span text:style-name="T6">AC_ACCOUNT</text:span></text:p>
          </table:table-cell>
          <table:table-cell table:style-name="Table9.A2" office:value-type="string">
            <text:p text:style-name="P4"><text:span text:style-name="T6">8300</text:span></text:p>
          </table:table-cell>
        </table:table-row>
      </table:table>
      <text:p text:style-name="P7"><text:soft-page-break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><text:span text:style-name="T5">1 rows returned in 0,01 seconds</text:span></text:p>
          </table:table-cell>
        </table:table-row>
      </table:table>
      <text:p text:style-name="P4"/>
      <text:list xml:id="list220931036426832" text:continue-numbering="true" text:style-name="WWNum1">
        <text:list-item>
          <text:p text:style-name="P3">Посчитать суммарную зарплату работников, работающих на должности с наименьшим разбросом между минимальным и максимальным порогом зарплаты (min_salary, max_salary). Если таких должностей несколько, то посчитать суммы зарплат для каждой из них.  <text:line-break/>Поля: ID должности, суммарная зарплата работников по данной должности; Сортировка: ID должности, суммарная зарплата работников по данной должности</text:p>
        </text:list-item>
      </text:list>
      <text:p text:style-name="P4"><text:span text:style-name="T1">WITH salary_diffs AS (</text:span></text:p>
      <text:p text:style-name="P4"><text:span text:style-name="T1"><text:s text:c="4"/>SELECT job_id, max_salary - min_salary AS diff </text:span></text:p>
      <text:p text:style-name="P4"><text:span text:style-name="T1"><text:s text:c="4"/>FROM jobs </text:span></text:p>
      <text:p text:style-name="P4"><text:span text:style-name="T1"><text:s text:c="4"/>ORDER BY diff</text:span></text:p>
      <text:p text:style-name="P4"><text:span text:style-name="T1">),</text:span></text:p>
      <text:p text:style-name="P4"><text:span text:style-name="T1">min_diff AS (</text:span></text:p>
      <text:p text:style-name="P4"><text:span text:style-name="T1"><text:s text:c="4"/>SELECT diff</text:span></text:p>
      <text:p text:style-name="P4"><text:span text:style-name="T1"><text:s text:c="4"/>FROM salary_diffs </text:span></text:p>
      <text:p text:style-name="P4"><text:span text:style-name="T1"><text:s text:c="4"/>WHERE rownum &lt;= 1</text:span></text:p>
      <text:p text:style-name="P4"><text:span text:style-name="T1">),</text:span></text:p>
      <text:p text:style-name="P4"><text:span text:style-name="T1">min_diff_jobs AS (</text:span></text:p>
      <text:p text:style-name="P4"><text:span text:style-name="T1"><text:s text:c="4"/>SELECT job_id </text:span></text:p>
      <text:p text:style-name="P4"><text:span text:style-name="T1"><text:s text:c="4"/>FROM salary_diffs</text:span></text:p>
      <text:p text:style-name="P4"><text:span text:style-name="T1"><text:s text:c="4"/>WHERE diff IN (</text:span></text:p>
      <text:p text:style-name="P4"><text:span text:style-name="T1"><text:s text:c="8"/>SELECT * FROM min_diff</text:span></text:p>
      <text:p text:style-name="P4"><text:span text:style-name="T1"><text:s text:c="4"/>)</text:span></text:p>
      <text:p text:style-name="P4"><text:span text:style-name="T1">)</text:span></text:p>
      <text:p text:style-name="P4"><text:soft-page-break/><text:span text:style-name="T1">SELECT job_id, SUM(salary) AS sum_salary</text:span></text:p>
      <text:p text:style-name="P4"><text:span text:style-name="T1">FROM employees</text:span></text:p>
      <text:p text:style-name="P4"><text:span text:style-name="T1">WHERE job_id IN (</text:span></text:p>
      <text:p text:style-name="P4"><text:span text:style-name="T1"><text:s text:c="4"/>SELECT * FROM min_diff_jobs</text:span></text:p>
      <text:p text:style-name="P4"><text:span text:style-name="T1">)</text:span></text:p>
      <text:p text:style-name="P4"><text:span text:style-name="T1">GROUP BY job_id</text:span></text:p>
      <text:p text:style-name="P4"><text:span text:style-name="T1">ORDER BY job_id, sum_salary</text:span></text:p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<text:span text:style-name="T3">JOB_ID</text:span></text:p>
          </table:table-cell>
          <table:table-cell table:style-name="Table11.A1" office:value-type="string">
            <text:p text:style-name="P5"><text:span text:style-name="T3">SUM_SALARY</text:span></text:p>
          </table:table-cell>
        </table:table-row>
        <table:table-row table:style-name="Table11.1">
          <table:table-cell table:style-name="Table11.A2" office:value-type="string">
            <text:p text:style-name="P4"><text:span text:style-name="T6">AC_ACCOUNT</text:span></text:p>
          </table:table-cell>
          <table:table-cell table:style-name="Table11.A2" office:value-type="string">
            <text:p text:style-name="P4"><text:span text:style-name="T6">8300</text:span></text:p>
          </table:table-cell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"><text:span text:style-name="T5">1 rows returned in 0,04 seconds</text:span></text:p>
          </table:table-cell>
          <table:table-cell table:style-name="Table12.A1" office:value-type="string">
            <text:p text:style-name="P4"><text:span text:style-name="T7"><text:s/></text:span></text:p>
          </table:table-cell>
        </table:table-row>
      </table:table>
      <text:p text:style-name="P8"/>
      <text:list xml:id="list220931959165976" text:continue-numbering="true" text:style-name="WWNum1">
        <text:list-item>
          <text:p text:style-name="P3">Разбить все зарплаты на 4 уровня: 0-5000, 5001-10000, 10001 - 15000, 15001-1000000. Для каждого определить: количество работников, суммарную зарплату, среднюю зарплату, количество различных должностей.  <text:line-break/>Поля: номер группы, количество работников, суммарная зарплата, средняя зарплата, количество различных должностей; Сортировка: номер группы</text:p>
        </text:list-item>
      </text:list>
      <text:p text:style-name="P4"><text:span text:style-name="T1">SELECT (</text:span></text:p>
      <text:p text:style-name="P4"><text:span text:style-name="T1"><text:s text:c="4"/>CASE WHEN salary &lt;= 5000 THEN '1 (0-5000)'</text:span></text:p>
      <text:p text:style-name="P4"><text:span text:style-name="T1"><text:s text:c="4"/>WHEN (salary &gt; 5000 and salary &lt;= 10000) THEN '2 (5001-10000)'</text:span></text:p>
      <text:p text:style-name="P4"><text:span text:style-name="T1"><text:s text:c="4"/>WHEN (salary &gt; 10000 and salary &lt;= 15000) THEN '3 (10001-15000)'</text:span></text:p>
      <text:p text:style-name="P4"><text:span text:style-name="T1"><text:s text:c="4"/>ELSE '4 (150001-1000000)' END</text:span></text:p>
      <text:p text:style-name="P4"><text:span text:style-name="T1">) "level", count(*) AS count, SUM(salary), ROUND(AVG(salary), 2) AS avg_salary, COUNT(DISTINCT job_id) AS jobs</text:span></text:p>
      <text:p text:style-name="P4"><text:span text:style-name="T1">FROM employees </text:span></text:p>
      <text:p text:style-name="P4"><text:soft-page-break/><text:span text:style-name="T1">GROUP BY (</text:span></text:p>
      <text:p text:style-name="P4"><text:span text:style-name="T1"><text:s text:c="4"/>CASE WHEN salary &lt;= 5000 THEN '1 (0-5000)'</text:span></text:p>
      <text:p text:style-name="P4"><text:span text:style-name="T1"><text:s text:c="4"/>WHEN (salary &gt; 5000 and salary &lt;= 10000) THEN '2 (5001-10000)'</text:span></text:p>
      <text:p text:style-name="P4"><text:span text:style-name="T1"><text:s text:c="4"/>WHEN (salary &gt; 10000 and salary &lt;= 15000) THEN '3 (10001-15000)'</text:span></text:p>
      <text:p text:style-name="P4"><text:span text:style-name="T1"><text:s text:c="4"/>ELSE '4 (150001-1000000)' END</text:span></text:p>
      <text:p text:style-name="P4"><text:span text:style-name="T1">)</text:span></text:p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5"><text:span text:style-name="T3">Level</text:span></text:p>
          </table:table-cell>
          <table:table-cell table:style-name="Table13.A1" office:value-type="string">
            <text:p text:style-name="P5"><text:span text:style-name="T3">COUNT</text:span></text:p>
          </table:table-cell>
          <table:table-cell table:style-name="Table13.A1" office:value-type="string">
            <text:p text:style-name="P5"><text:span text:style-name="T3">SUM(SALARY)</text:span></text:p>
          </table:table-cell>
          <table:table-cell table:style-name="Table13.A1" office:value-type="string">
            <text:p text:style-name="P5"><text:span text:style-name="T3">AVG_SALARY</text:span></text:p>
          </table:table-cell>
          <table:table-cell table:style-name="Table13.A1" office:value-type="string">
            <text:p text:style-name="P5"><text:span text:style-name="T3">JOBS</text:span></text:p>
          </table:table-cell>
        </table:table-row>
        <table:table-row table:style-name="Table13.1">
          <table:table-cell table:style-name="Table13.A2" office:value-type="string">
            <text:p text:style-name="P4"><text:span text:style-name="T6">1 (0-5000)</text:span></text:p>
          </table:table-cell>
          <table:table-cell table:style-name="Table13.A2" office:value-type="string">
            <text:p text:style-name="P4"><text:span text:style-name="T6">49</text:span></text:p>
          </table:table-cell>
          <table:table-cell table:style-name="Table13.A2" office:value-type="string">
            <text:p text:style-name="P4"><text:span text:style-name="T6">152100</text:span></text:p>
          </table:table-cell>
          <table:table-cell table:style-name="Table13.A2" office:value-type="string">
            <text:p text:style-name="P4"><text:span text:style-name="T6">3104,08</text:span></text:p>
          </table:table-cell>
          <table:table-cell table:style-name="Table13.A2" office:value-type="string">
            <text:p text:style-name="P4"><text:span text:style-name="T6">5</text:span></text:p>
          </table:table-cell>
        </table:table-row>
        <table:table-row table:style-name="Table13.1">
          <table:table-cell table:style-name="Table13.A2" office:value-type="string">
            <text:p text:style-name="P4"><text:span text:style-name="T6">2 (5001-10000)</text:span></text:p>
          </table:table-cell>
          <table:table-cell table:style-name="Table13.A2" office:value-type="string">
            <text:p text:style-name="P4"><text:span text:style-name="T6">33</text:span></text:p>
          </table:table-cell>
          <table:table-cell table:style-name="Table13.A2" office:value-type="string">
            <text:p text:style-name="P4"><text:span text:style-name="T6">282405</text:span></text:p>
          </table:table-cell>
          <table:table-cell table:style-name="Table13.A2" office:value-type="string">
            <text:p text:style-name="P4"><text:span text:style-name="T6">8557,73</text:span></text:p>
          </table:table-cell>
          <table:table-cell table:style-name="Table13.A2" office:value-type="string">
            <text:p text:style-name="P4"><text:span text:style-name="T6">8</text:span></text:p>
          </table:table-cell>
        </table:table-row>
        <table:table-row table:style-name="Table13.1">
          <table:table-cell table:style-name="Table13.A2" office:value-type="string">
            <text:p text:style-name="P4"><text:span text:style-name="T6">3 (10001-15000)</text:span></text:p>
          </table:table-cell>
          <table:table-cell table:style-name="Table13.A2" office:value-type="string">
            <text:p text:style-name="P4"><text:span text:style-name="T6">26</text:span></text:p>
          </table:table-cell>
          <table:table-cell table:style-name="Table13.A2" office:value-type="string">
            <text:p text:style-name="P4"><text:span text:style-name="T6">297900</text:span></text:p>
          </table:table-cell>
          <table:table-cell table:style-name="Table13.A2" office:value-type="string">
            <text:p text:style-name="P4"><text:span text:style-name="T6">11457,69</text:span></text:p>
          </table:table-cell>
          <table:table-cell table:style-name="Table13.A2" office:value-type="string">
            <text:p text:style-name="P4"><text:span text:style-name="T6">11</text:span></text:p>
          </table:table-cell>
        </table:table-row>
        <table:table-row table:style-name="Table13.1">
          <table:table-cell table:style-name="Table13.A2" office:value-type="string">
            <text:p text:style-name="P4"><text:span text:style-name="T6">4 (150001-1000000)</text:span></text:p>
          </table:table-cell>
          <table:table-cell table:style-name="Table13.A2" office:value-type="string">
            <text:p text:style-name="P4"><text:span text:style-name="T6">1</text:span></text:p>
          </table:table-cell>
          <table:table-cell table:style-name="Table13.A2" office:value-type="string">
            <text:p text:style-name="P4"><text:span text:style-name="T6">19000</text:span></text:p>
          </table:table-cell>
          <table:table-cell table:style-name="Table13.A2" office:value-type="string">
            <text:p text:style-name="P4"><text:span text:style-name="T6">19000</text:span></text:p>
          </table:table-cell>
          <table:table-cell table:style-name="Table13.A2" office:value-type="string">
            <text:p text:style-name="P4"><text:span text:style-name="T6">1</text:span></text:p>
          </table:table-cell>
        </table:table-row>
      </table:table>
      <text:p text:style-name="P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"><text:span text:style-name="T5">4 rows returned in 0,00 seconds</text:span></text:p>
          </table:table-cell>
        </table:table-row>
      </table:table>
      <text:list xml:id="list220932405924937" text:continue-numbering="true" text:style-name="WWNum1">
        <text:list-item>
          <text:p text:style-name="P3"><text:bookmark text:name="_gjdgxs"/>Среди однофамильцев выбрать работника с зарплатой выше средней по его отделу. Если у человека нет однофамильцев, в результат его не выводить  <text:line-break/>Поля: Фамилия, ИД работника, Зарплата; Сортировка: Фамилия, ИД работника, Зарплата</text:p>
        </text:list-item>
      </text:list>
      <text:p text:style-name="P4"><text:bookmark text:name="_r8ukdjxe87vh"/><text:span text:style-name="T1">WITH namesakes AS (</text:span></text:p>
      <text:p text:style-name="P4"><text:bookmark text:name="_r8ukdjxe87vh1"/><text:span text:style-name="T1"><text:s text:c="4"/>SELECT e1.last_name, e1.employee_id, e1.salary AS salary, e1.department_id</text:span></text:p>
      <text:p text:style-name="P4"><text:bookmark text:name="_r8ukdjxe87vh2"/><text:span text:style-name="T1"><text:s text:c="4"/>FROM employees e1 </text:span></text:p>
      <text:p text:style-name="P4"><text:bookmark text:name="_r8ukdjxe87vh3"/><text:span text:style-name="T1"><text:s text:c="4"/>INNER JOIN employees e2 </text:span></text:p>
      <text:p text:style-name="P4"><text:bookmark text:name="_r8ukdjxe87vh4"/><text:span text:style-name="T1"><text:s text:c="4"/>ON e1.last_name = e2.last_name and e1.employee_id != e2.employee_id</text:span></text:p>
      <text:p text:style-name="P4"><text:bookmark text:name="_r8ukdjxe87vh5"/><text:span text:style-name="T1">),</text:span></text:p>
      <text:p text:style-name="P4"><text:bookmark text:name="_r8ukdjxe87vh6"/><text:soft-page-break/><text:span text:style-name="T1">avg_salaries AS (</text:span></text:p>
      <text:p text:style-name="P4"><text:bookmark text:name="_r8ukdjxe87vh7"/><text:span text:style-name="T1"><text:s text:c="4"/>SELECT department_id, AVG(salary) AS avg_salary</text:span></text:p>
      <text:p text:style-name="P4"><text:bookmark text:name="_r8ukdjxe87vh8"/><text:span text:style-name="T1"><text:s text:c="4"/>FROM employees </text:span></text:p>
      <text:p text:style-name="P4"><text:bookmark text:name="_r8ukdjxe87vh9"/><text:span text:style-name="T1"><text:s text:c="4"/>WHERE department_id IS NOT NULL </text:span></text:p>
      <text:p text:style-name="P4"><text:bookmark text:name="_r8ukdjxe87vh10"/><text:span text:style-name="T1"><text:s text:c="4"/>GROUP BY department_id</text:span></text:p>
      <text:p text:style-name="P4"><text:bookmark text:name="_r8ukdjxe87vh11"/><text:span text:style-name="T1">)</text:span></text:p>
      <text:p text:style-name="P4"><text:bookmark text:name="_r8ukdjxe87vh12"/><text:span text:style-name="T1">SELECT last_name, employee_id, salary </text:span></text:p>
      <text:p text:style-name="P4"><text:bookmark text:name="_vs1m78nthhck"/><text:span text:style-name="T1">FROM namesakes </text:span></text:p>
      <text:p text:style-name="P4"><text:bookmark text:name="_3dna1kjqok2j"/><text:span text:style-name="T1">INNER JOIN avg_salaries </text:span></text:p>
      <text:p text:style-name="P4"><text:bookmark text:name="_9mn3tp1fz2r0"/><text:span text:style-name="T1">ON namesakes.department_id = avg_salaries.department_id</text:span></text:p>
      <text:p text:style-name="P4"><text:bookmark text:name="_r8ukdjxe87vh13"/><text:span text:style-name="T1">WHERE salary &gt; avg_salary</text:span></text:p>
      <text:p text:style-name="P4"><text:bookmark text:name="_r8ukdjxe87vh14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5"><text:bookmark text:name="_r8ukdjxe87vh15"/><text:span text:style-name="T3">LAST_NAME</text:span></text:p>
          </table:table-cell>
          <table:table-cell table:style-name="Table15.A1" office:value-type="string">
            <text:p text:style-name="P5"><text:bookmark text:name="_r8ukdjxe87vh16"/><text:span text:style-name="T3">EMPLOYEE_ID</text:span></text:p>
          </table:table-cell>
          <table:table-cell table:style-name="Table15.A1" office:value-type="string">
            <text:p text:style-name="P5"><text:bookmark text:name="_r8ukdjxe87vh17"/><text:span text:style-name="T3">SALARY</text:span></text:p>
          </table:table-cell>
        </table:table-row>
        <table:table-row table:style-name="Table15.1">
          <table:table-cell table:style-name="Table15.A2" office:value-type="string">
            <text:p text:style-name="P4"><text:bookmark text:name="_r8ukdjxe87vh18"/><text:span text:style-name="T6">King</text:span></text:p>
          </table:table-cell>
          <table:table-cell table:style-name="Table15.A2" office:value-type="string">
            <text:p text:style-name="P4"><text:bookmark text:name="_r8ukdjxe87vh19"/><text:span text:style-name="T6">156</text:span></text:p>
          </table:table-cell>
          <table:table-cell table:style-name="Table15.A2" office:value-type="string">
            <text:p text:style-name="P4"><text:bookmark text:name="_r8ukdjxe87vh20"/><text:span text:style-name="T6">10000</text:span></text:p>
          </table:table-cell>
        </table:table-row>
        <table:table-row table:style-name="Table15.1">
          <table:table-cell table:style-name="Table15.A2" office:value-type="string">
            <text:p text:style-name="P4"><text:bookmark text:name="_r8ukdjxe87vh21"/><text:span text:style-name="T6">Cambrault</text:span></text:p>
          </table:table-cell>
          <table:table-cell table:style-name="Table15.A2" office:value-type="string">
            <text:p text:style-name="P4"><text:bookmark text:name="_r8ukdjxe87vh22"/><text:span text:style-name="T6">148</text:span></text:p>
          </table:table-cell>
          <table:table-cell table:style-name="Table15.A2" office:value-type="string">
            <text:p text:style-name="P4"><text:bookmark text:name="_r8ukdjxe87vh23"/><text:span text:style-name="T6">11000</text:span></text:p>
          </table:table-cell>
        </table:table-row>
        <table:table-row table:style-name="Table15.1">
          <table:table-cell table:style-name="Table15.A2" office:value-type="string">
            <text:p text:style-name="P4"><text:bookmark text:name="_r8ukdjxe87vh24"/><text:span text:style-name="T6">King</text:span></text:p>
          </table:table-cell>
          <table:table-cell table:style-name="Table15.A2" office:value-type="string">
            <text:p text:style-name="P4"><text:bookmark text:name="_r8ukdjxe87vh25"/><text:span text:style-name="T6">100</text:span></text:p>
          </table:table-cell>
          <table:table-cell table:style-name="Table15.A2" office:value-type="string">
            <text:p text:style-name="P4"><text:bookmark text:name="_r8ukdjxe87vh26"/><text:span text:style-name="T6">19000</text:span></text:p>
          </table:table-cell>
        </table:table-row>
      </table:table>
      <text:p text:style-name="P7"><text:bookmark text:name="_r8ukdjxe87vh27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><text:bookmark text:name="_r8ukdjxe87vh28"/><text:span text:style-name="T5">3 rows returned in 0,02 seconds</text:span></text:p>
          </table:table-cell>
        </table:table-row>
      </table:table>
      <text:p text:style-name="P8"><text:bookmark text:name="_r8ukdjxe87vh29"/></text:p>
      <text:list xml:id="list220932543492251" text:continue-numbering="true" text:style-name="WWNum1">
        <text:list-item>
          <text:p text:style-name="P3"><text:bookmark text:name="_yyq0pelx04rl"/>Среди однофамильцев выбрать работника с наибольшей зарплатой. Если у человека нет однофамильцев, в результат его не выводить  <text:line-break/>Поля: Фамилия, ИД работника, Зарплата; Сортировка: Фамилия, ИД работника, Зарплата</text:p>
        </text:list-item>
      </text:list>
      <text:p text:style-name="P4"><text:bookmark text:name="_rr0rr0i5par3"/><text:span text:style-name="T1">WITH namesakes AS (</text:span></text:p>
      <text:p text:style-name="P4"><text:bookmark text:name="_rr0rr0i5par31"/><text:soft-page-break/><text:span text:style-name="T1"><text:s text:c="4"/>SELECT e1.last_name, e1.employee_id, e1.salary AS salary</text:span></text:p>
      <text:p text:style-name="P4"><text:bookmark text:name="_rr0rr0i5par32"/><text:span text:style-name="T1"><text:s text:c="4"/>FROM employees e1 </text:span></text:p>
      <text:p text:style-name="P4"><text:bookmark text:name="_rr0rr0i5par33"/><text:span text:style-name="T1"><text:s text:c="4"/>INNER JOIN employees e2 </text:span></text:p>
      <text:p text:style-name="P4"><text:bookmark text:name="_rr0rr0i5par34"/><text:span text:style-name="T1"><text:s text:c="4"/>ON e1.last_name = e2.last_name and e1.employee_id != e2.employee_id</text:span></text:p>
      <text:p text:style-name="P4"><text:bookmark text:name="_rr0rr0i5par35"/><text:span text:style-name="T1">),</text:span></text:p>
      <text:p text:style-name="P4"><text:bookmark text:name="_rr0rr0i5par36"/><text:span text:style-name="T1">max_salary AS (</text:span></text:p>
      <text:p text:style-name="P4"><text:bookmark text:name="_rr0rr0i5par37"/><text:span text:style-name="T1"><text:s text:c="4"/>SELECT MAX(salary) FROM namesakes</text:span></text:p>
      <text:p text:style-name="P4"><text:bookmark text:name="_rr0rr0i5par38"/><text:span text:style-name="T1">)</text:span></text:p>
      <text:p text:style-name="P4"><text:bookmark text:name="_rr0rr0i5par39"/><text:span text:style-name="T1">SELECT * </text:span></text:p>
      <text:p text:style-name="P4"><text:bookmark text:name="_rr0rr0i5par310"/><text:span text:style-name="T1">FROM namesakes </text:span></text:p>
      <text:p text:style-name="P4"><text:bookmark text:name="_rr0rr0i5par311"/><text:span text:style-name="T1">WHERE salary IN (</text:span></text:p>
      <text:p text:style-name="P4"><text:bookmark text:name="_rr0rr0i5par312"/><text:span text:style-name="T1"><text:s text:c="4"/>SELECT * FROM max_salary</text:span></text:p>
      <text:p text:style-name="P4"><text:bookmark text:name="_rr0rr0i5par313"/><text:span text:style-name="T1">)</text:span></text:p>
      <text:p text:style-name="P4"><text:bookmark text:name="_rr0rr0i5par314"/><text:span text:style-name="T1">ORDER BY last_name, employee_id, salary</text:span></text:p>
      <text:p text:style-name="P4"><text:bookmark text:name="_h75pinwhj3l"/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5"><text:bookmark text:name="_h75pinwhj3l1"/><text:span text:style-name="T3">LAST_NAME</text:span></text:p>
          </table:table-cell>
          <table:table-cell table:style-name="Table17.A1" office:value-type="string">
            <text:p text:style-name="P5"><text:bookmark text:name="_h75pinwhj3l2"/><text:span text:style-name="T3">EMPLOYEE_ID</text:span></text:p>
          </table:table-cell>
          <table:table-cell table:style-name="Table17.A1" office:value-type="string">
            <text:p text:style-name="P5"><text:bookmark text:name="_h75pinwhj3l3"/><text:span text:style-name="T3">SALARY</text:span></text:p>
          </table:table-cell>
        </table:table-row>
        <table:table-row table:style-name="Table17.1">
          <table:table-cell table:style-name="Table17.A2" office:value-type="string">
            <text:p text:style-name="P4"><text:bookmark text:name="_h75pinwhj3l4"/><text:span text:style-name="T6">King</text:span></text:p>
          </table:table-cell>
          <table:table-cell table:style-name="Table17.A2" office:value-type="string">
            <text:p text:style-name="P4"><text:bookmark text:name="_h75pinwhj3l5"/><text:span text:style-name="T6">100</text:span></text:p>
          </table:table-cell>
          <table:table-cell table:style-name="Table17.A2" office:value-type="string">
            <text:p text:style-name="P4"><text:bookmark text:name="_h75pinwhj3l6"/><text:span text:style-name="T6">19000</text:span></text:p>
          </table:table-cell>
        </table:table-row>
      </table:table>
      <text:p text:style-name="P7"><text:bookmark text:name="_h75pinwhj3l7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><text:bookmark text:name="_h75pinwhj3l8"/><text:span text:style-name="T5">1 rows returned in 0,01 seconds</text:span></text:p>
          </table:table-cell>
        </table:table-row>
      </table:table>
      <text:p text:style-name="P10"><text:bookmark text:name="_rr0rr0i5par315"/></text:p>
      <text:list xml:id="list220931842465701" text:continue-numbering="true" text:style-name="WWNum1">
        <text:list-item>
          <text:p text:style-name="P3">Среди первых трех лидирующих по количеству подчиненных менеджеров выбрать менеджера с наибольшим стажем.  <text:line-break/>Поля: ИД работника; Сортировка: ИД работника</text:p>
        </text:list-item>
      </text:list>
      <text:p text:style-name="P4"><text:soft-page-break/><text:span text:style-name="T1">WITH managers AS (</text:span></text:p>
      <text:p text:style-name="P4"><text:span text:style-name="T1"><text:s text:c="4"/>SELECT manager_id, COUNT(*) AS count </text:span></text:p>
      <text:p text:style-name="P4"><text:span text:style-name="T1"><text:s text:c="4"/>FROM employees </text:span></text:p>
      <text:p text:style-name="P4"><text:span text:style-name="T1"><text:s text:c="4"/>WHERE manager_id IS NOT NULL </text:span></text:p>
      <text:p text:style-name="P4"><text:span text:style-name="T1"><text:s text:c="4"/>GROUP BY manager_id </text:span></text:p>
      <text:p text:style-name="P4"><text:span text:style-name="T1"><text:s text:c="4"/>ORDER BY count DESC, manager_id</text:span></text:p>
      <text:p text:style-name="P4"><text:span text:style-name="T1">), </text:span></text:p>
      <text:p text:style-name="P4"><text:span text:style-name="T1">three_best_managers AS (</text:span></text:p>
      <text:p text:style-name="P4"><text:span text:style-name="T1"><text:s text:c="4"/>SELECT manager_id </text:span></text:p>
      <text:p text:style-name="P4"><text:span text:style-name="T1"><text:s text:c="4"/>FROM (</text:span></text:p>
      <text:p text:style-name="P4"><text:span text:style-name="T1"><text:s text:c="8"/>SELECT * FROM managers</text:span></text:p>
      <text:p text:style-name="P4"><text:span text:style-name="T1"><text:s text:c="4"/>) </text:span></text:p>
      <text:p text:style-name="P4"><text:span text:style-name="T1"><text:s text:c="4"/>WHERE rownum &lt;= 3</text:span></text:p>
      <text:p text:style-name="P4"><text:span text:style-name="T1">),</text:span></text:p>
      <text:p text:style-name="P4"><text:span text:style-name="T1">best_managers_experiences AS (</text:span></text:p>
      <text:p text:style-name="P4"><text:span text:style-name="T1"><text:s text:c="4"/>SELECT employee_id AS manager_id, CURRENT_DATE - hire_date AS experience</text:span></text:p>
      <text:p text:style-name="P4"><text:span text:style-name="T1"><text:s text:c="4"/>FROM employees </text:span></text:p>
      <text:p text:style-name="P4"><text:span text:style-name="T1"><text:s text:c="4"/>WHERE employee_id IN (</text:span></text:p>
      <text:p text:style-name="P4"><text:span text:style-name="T1"><text:s text:c="8"/>SELECT * FROM three_best_managers</text:span></text:p>
      <text:p text:style-name="P4"><text:span text:style-name="T1"><text:s text:c="4"/>)</text:span></text:p>
      <text:p text:style-name="P4"><text:span text:style-name="T1"><text:s text:c="4"/>ORDER BY experience DESC</text:span></text:p>
      <text:p text:style-name="P4"><text:soft-page-break/><text:span text:style-name="T1">),</text:span></text:p>
      <text:p text:style-name="P4"><text:span text:style-name="T1">max_experience AS (</text:span></text:p>
      <text:p text:style-name="P4"><text:span text:style-name="T1"><text:s text:c="4"/>SELECT experience</text:span></text:p>
      <text:p text:style-name="P4"><text:span text:style-name="T1"><text:s text:c="4"/>FROM best_managers_experiences </text:span></text:p>
      <text:p text:style-name="P4"><text:span text:style-name="T1"><text:s text:c="4"/>WHERE rownum &lt;= 1</text:span></text:p>
      <text:p text:style-name="P4"><text:span text:style-name="T1">)</text:span></text:p>
      <text:p text:style-name="P4"><text:span text:style-name="T1">SELECT manager_id </text:span></text:p>
      <text:p text:style-name="P4"><text:span text:style-name="T1">FROM best_managers_experiences </text:span></text:p>
      <text:p text:style-name="P4"><text:span text:style-name="T1">WHERE experience IN (</text:span></text:p>
      <text:p text:style-name="P4"><text:span text:style-name="T1"><text:s text:c="4"/>SELECT * FROM max_experience</text:span></text:p>
      <text:p text:style-name="P4"><text:span text:style-name="T1">)</text:span></text:p>
      <text:p text:style-name="P4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5"><text:span text:style-name="T3">MANAGER_ID</text:span></text:p>
          </table:table-cell>
        </table:table-row>
        <table:table-row table:style-name="Table19.1">
          <table:table-cell table:style-name="Table19.A2" office:value-type="string">
            <text:p text:style-name="P4"><text:span text:style-name="T6">100</text:span></text:p>
          </table:table-cell>
        </table:table-row>
      </table:table>
      <text:p text:style-name="P7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"><text:span text:style-name="T5">1 rows returned in 0,01 seconds</text:span></text:p>
          </table:table-cell>
        </table:table-row>
      </table:table>
      <text:p text:style-name="P4"/>
      <text:list xml:id="list220932394789471" text:continue-numbering="true" text:style-name="WWNum1">
        <text:list-item>
          <text:p text:style-name="P3">Среди первых трех самых высокооплачиваемых сотрудников отобрать того, у которого больше всего подчиненных  <text:line-break/>Поля: ИД работника; Сортировка: ИД работника</text:p>
        </text:list-item>
      </text:list>
      <text:p text:style-name="P4"><text:span text:style-name="T1">WITH salaries as (</text:span></text:p>
      <text:p text:style-name="P4"><text:span text:style-name="T1"><text:s text:c="4"/>SELECT employee_id, salary </text:span></text:p>
      <text:p text:style-name="P4"><text:span text:style-name="T1"><text:s text:c="4"/>FROM employees </text:span></text:p>
      <text:p text:style-name="P4"><text:soft-page-break/><text:span text:style-name="T1"><text:s text:c="4"/>ORDER BY salary DESC, employee_id</text:span></text:p>
      <text:p text:style-name="P4"><text:span text:style-name="T1">),</text:span></text:p>
      <text:p text:style-name="P4"><text:span text:style-name="T1">three_max AS (</text:span></text:p>
      <text:p text:style-name="P4"><text:span text:style-name="T1"><text:s text:c="4"/>SELECT employee_id</text:span></text:p>
      <text:p text:style-name="P4"><text:span text:style-name="T1"><text:s text:c="4"/>FROM salaries </text:span></text:p>
      <text:p text:style-name="P4"><text:span text:style-name="T1"><text:s text:c="4"/>WHERE rownum &lt;= 3</text:span></text:p>
      <text:p text:style-name="P4"><text:span text:style-name="T1">),</text:span></text:p>
      <text:p text:style-name="P4"><text:span text:style-name="T1">counts AS (</text:span></text:p>
      <text:p text:style-name="P4"><text:span text:style-name="T1"><text:s text:c="4"/>SELECT manager_id, COUNT(*) AS count </text:span></text:p>
      <text:p text:style-name="P4"><text:span text:style-name="T1"><text:s text:c="4"/>FROM employees </text:span></text:p>
      <text:p text:style-name="P4"><text:span text:style-name="T1"><text:s text:c="4"/>WHERE manager_id IN (</text:span></text:p>
      <text:p text:style-name="P4"><text:span text:style-name="T1"><text:s text:c="8"/>SELECT * FROM three_max</text:span></text:p>
      <text:p text:style-name="P4"><text:span text:style-name="T1"><text:s text:c="4"/>) </text:span></text:p>
      <text:p text:style-name="P4"><text:span text:style-name="T1"><text:s text:c="4"/>GROUP BY manager_id</text:span></text:p>
      <text:p text:style-name="P4"><text:span text:style-name="T1"><text:s text:c="4"/>ORDER BY count DESC, manager_id</text:span></text:p>
      <text:p text:style-name="P4"><text:span text:style-name="T1">),</text:span></text:p>
      <text:p text:style-name="P4"><text:span text:style-name="T1">max_count AS (</text:span></text:p>
      <text:p text:style-name="P4"><text:span text:style-name="T1"><text:s text:c="4"/>SELECT count FROM counts</text:span></text:p>
      <text:p text:style-name="P4"><text:span text:style-name="T1"><text:s text:c="4"/>WHERE rownum &lt;= 1</text:span></text:p>
      <text:p text:style-name="P4"><text:span text:style-name="T1">)</text:span></text:p>
      <text:p text:style-name="P4"><text:span text:style-name="T1">SELECT manager_id </text:span></text:p>
      <text:p text:style-name="P4"><text:soft-page-break/><text:span text:style-name="T1">FROM counts </text:span></text:p>
      <text:p text:style-name="P4"><text:span text:style-name="T1">WHERE count IN (</text:span></text:p>
      <text:p text:style-name="P4"><text:span text:style-name="T1"><text:s text:c="4"/>SELECT * FROM max_count</text:span></text:p>
      <text:p text:style-name="P4"><text:span text:style-name="T1">) </text:span></text:p>
      <text:p text:style-name="P4"><text:span text:style-name="T1">ORDER BY manager_id</text:span></text:p>
      <text:p text:style-name="P4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5"><text:span text:style-name="T2">MANAGER_ID</text:span></text:p>
          </table:table-cell>
        </table:table-row>
        <table:table-row table:style-name="Table21.1">
          <table:table-cell table:style-name="Table21.A2" office:value-type="string">
            <text:p text:style-name="P4"><text:span text:style-name="T4">100</text:span></text:p>
          </table:table-cell>
        </table:table-row>
      </table:table>
      <text:p text:style-name="P4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"><text:span text:style-name="T5">1 rows returned in 0,02 seconds</text:span></text:p>
          </table:table-cell>
        </table:table-row>
      </table:table>
      <text:p text:style-name="P4"/>
      <text:p text:style-name="P6"/>
      <text:list xml:id="list220931806628252" text:continue-numbering="true" text:style-name="WWNum1">
        <text:list-item>
          <text:p text:style-name="P3">Среди работников, у которых разница зарплаты с их менеджером менее 5000 выбрать того, который был трудоустроен раньше остальных <text:s/><text:line-break/>Поля: Фамилия сотрудника, Имя сотрудника, Дата трудоустройства</text:p>
        </text:list-item>
      </text:list>
      <text:p text:style-name="P4"><text:span text:style-name="T1">WITH managers AS (</text:span></text:p>
      <text:p text:style-name="P4"><text:span text:style-name="T1"><text:s text:c="4"/>SELECT DISTINCT manager_id </text:span></text:p>
      <text:p text:style-name="P4"><text:span text:style-name="T1"><text:s text:c="4"/>FROM employees </text:span></text:p>
      <text:p text:style-name="P4"><text:span text:style-name="T1"><text:s text:c="4"/>WHERE manager_id IS NOT NULL</text:span></text:p>
      <text:p text:style-name="P4"><text:span text:style-name="T1">), </text:span></text:p>
      <text:p text:style-name="P4"><text:span text:style-name="T1">manager_salaries AS (</text:span></text:p>
      <text:p text:style-name="P4"><text:span text:style-name="T1"><text:s text:c="4"/>SELECT employee_id AS manager_id, salary </text:span></text:p>
      <text:p text:style-name="P4"><text:span text:style-name="T1"><text:s text:c="4"/>FROM employees </text:span></text:p>
      <text:p text:style-name="P4"><text:soft-page-break/><text:span text:style-name="T1"><text:s text:c="4"/>WHERE employee_id IN (</text:span></text:p>
      <text:p text:style-name="P4"><text:span text:style-name="T1"><text:s text:c="8"/>SELECT * FROM managers</text:span></text:p>
      <text:p text:style-name="P4"><text:span text:style-name="T1"><text:s text:c="4"/>)</text:span></text:p>
      <text:p text:style-name="P4"><text:span text:style-name="T1">), </text:span></text:p>
      <text:p text:style-name="P4"><text:span text:style-name="T1">diff_salaries_and_hire_dates AS (</text:span></text:p>
      <text:p text:style-name="P4"><text:span text:style-name="T1"><text:s text:c="4"/>SELECT employees.employee_id, employees.last_name, employees.first_name, employees.hire_date, ABS(employees.salary - manager_salaries.salary) AS diff</text:span></text:p>
      <text:p text:style-name="P4"><text:span text:style-name="T1"><text:s text:c="4"/>FROM employees </text:span></text:p>
      <text:p text:style-name="P4"><text:span text:style-name="T1"><text:s text:c="4"/>INNER JOIN manager_salaries </text:span></text:p>
      <text:p text:style-name="P4"><text:span text:style-name="T1"><text:s text:c="4"/>ON employees.manager_id = manager_salaries.manager_id</text:span></text:p>
      <text:p text:style-name="P4"><text:span text:style-name="T1">),</text:span></text:p>
      <text:p text:style-name="P4"><text:span text:style-name="T1">min_hire_date AS (</text:span></text:p>
      <text:p text:style-name="P4"><text:span text:style-name="T1"><text:s text:c="4"/>SELECT hire_date FROM (</text:span></text:p>
      <text:p text:style-name="P4"><text:span text:style-name="T1"><text:s text:c="8"/>SELECT hire_date </text:span></text:p>
      <text:p text:style-name="P4"><text:span text:style-name="T1"><text:s text:c="8"/>FROM diff_salaries_and_hire_dates </text:span></text:p>
      <text:p text:style-name="P4"><text:span text:style-name="T1"><text:s text:c="8"/>WHERE diff &lt; 5000 </text:span></text:p>
      <text:p text:style-name="P4"><text:span text:style-name="T1"><text:s text:c="8"/>ORDER BY hire_date</text:span></text:p>
      <text:p text:style-name="P4"><text:span text:style-name="T1"><text:s text:c="4"/>)</text:span></text:p>
      <text:p text:style-name="P4"><text:span text:style-name="T1"><text:s text:c="4"/>WHERE rownum &lt;= 1</text:span></text:p>
      <text:p text:style-name="P4"><text:span text:style-name="T1">)</text:span></text:p>
      <text:p text:style-name="P4"><text:span text:style-name="T1">SELECT last_name, first_name, hire_date</text:span></text:p>
      <text:p text:style-name="P4"><text:span text:style-name="T1">FROM diff_salaries_and_hire_dates </text:span></text:p>
      <text:p text:style-name="P4"><text:soft-page-break/><text:span text:style-name="T1">WHERE hire_date IN (</text:span></text:p>
      <text:p text:style-name="P4"><text:span text:style-name="T1"><text:s text:c="4"/>SELECT * FROM min_hire_date</text:span></text:p>
      <text:p text:style-name="P4"><text:span text:style-name="T1">)</text:span></text:p>
      <text:p text:style-name="P4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5"><text:span text:style-name="T2">LAST_NAME</text:span></text:p>
          </table:table-cell>
          <table:table-cell table:style-name="Table23.A1" office:value-type="string">
            <text:p text:style-name="P5"><text:span text:style-name="T2">FIRST_NAME</text:span></text:p>
          </table:table-cell>
          <table:table-cell table:style-name="Table23.A1" office:value-type="string">
            <text:p text:style-name="P5"><text:span text:style-name="T2">HIRE_DATE</text:span></text:p>
          </table:table-cell>
        </table:table-row>
        <table:table-row table:style-name="Table23.1">
          <table:table-cell table:style-name="Table23.A2" office:value-type="string">
            <text:p text:style-name="P4"><text:span text:style-name="T4">Hunold</text:span></text:p>
          </table:table-cell>
          <table:table-cell table:style-name="Table23.A2" office:value-type="string">
            <text:p text:style-name="P4"><text:span text:style-name="T4">Alexander</text:span></text:p>
          </table:table-cell>
          <table:table-cell table:style-name="Table23.A2" office:value-type="string">
            <text:p text:style-name="P4"><text:span text:style-name="T4">03.01.90</text:span></text:p>
          </table:table-cell>
        </table:table-row>
      </table:table>
      <text:p text:style-name="P4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"><text:span text:style-name="T5">1 rows returned in 0,03 seconds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33333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33333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.248in" fo:margin-right="0in" fo:margin-top="0in" fo:margin-bottom="0.0417in" loext:contextual-spacing="false" fo:line-height="100%" fo:text-indent="0in" style:auto-text-indent="false" fo:background-color="#ffff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3335in" fo:margin-bottom="0.083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style:text-underline-style="none" fo:font-weight="bold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color="#000000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945in" fo:margin-bottom="0.055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665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528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left="0.248in" fo:margin-right="0in" fo:margin-top="0.139in" fo:margin-bottom="0.028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.248in" fo:margin-right="0in" fo:margin-top="0.3335in" fo:margin-bottom="0.083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333333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.248in" fo:margin-right="0in" fo:margin-top="0.25in" fo:margin-bottom="0.0555in" loext:contextual-spacing="false" fo:line-height="100%" fo:text-align="start" style:justify-single-word="false" fo:keep-together="always" fo:orphans="2" fo:widows="2" fo:text-indent="-0.248in" style:auto-text-indent="false" fo:break-before="auto" fo:break-after="auto" fo:background-color="#ffffff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loext:graphic-properties draw:fill="solid" draw:fill-color="#ffffff"/>
      <style:paragraph-properties fo:margin-left="0.248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6693in" fo:margin-bottom="0.4925in" fo:margin-left="0.9846in" fo:margin-right="0.5909in" style:writing-mode="lr-tb" style:layout-grid-color="#c0c0c0" style:layout-grid-lines="263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772in" fo:margin-left="0in" fo:margin-right="0in" fo:margin-top="0.137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image-count="0" meta:object-count="0" meta:page-count="18" meta:paragraph-count="396" meta:word-count="1439" meta:character-count="10487" meta:non-whitespace-character-count="8741"/>
    <meta:generator>LibreOfficeDev/6.0.5.2$Linux_X86_64 LibreOffice_project/</meta:generator>
  </office:meta>
</office:document-meta>
</file>